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d1fb7" officeooo:paragraph-rsid="000d1fb7"/>
    </style:style>
    <style:style style:name="P2" style:family="paragraph" style:parent-style-name="Standard">
      <style:text-properties officeooo:rsid="000e8e57" officeooo:paragraph-rsid="000e8e57"/>
    </style:style>
    <style:style style:name="P3" style:family="paragraph" style:parent-style-name="Standard">
      <style:text-properties officeooo:rsid="000ec9ec" officeooo:paragraph-rsid="000ec9ec"/>
    </style:style>
    <style:style style:name="P4" style:family="paragraph" style:parent-style-name="Standard">
      <style:text-properties officeooo:rsid="0011e3e1" officeooo:paragraph-rsid="0011e3e1"/>
    </style:style>
    <style:style style:name="P5" style:family="paragraph" style:parent-style-name="Standard">
      <style:text-properties officeooo:rsid="0013ec18" officeooo:paragraph-rsid="0013ec18"/>
    </style:style>
    <style:style style:name="P6" style:family="paragraph" style:parent-style-name="Standard">
      <style:text-properties officeooo:paragraph-rsid="00155ea9"/>
    </style:style>
    <style:style style:name="P7" style:family="paragraph" style:parent-style-name="Standard">
      <style:text-properties officeooo:paragraph-rsid="0015965e"/>
    </style:style>
    <style:style style:name="P8" style:family="paragraph" style:parent-style-name="Standard">
      <style:text-properties officeooo:paragraph-rsid="0016f04e"/>
    </style:style>
    <style:style style:name="P9" style:family="paragraph" style:parent-style-name="Standard">
      <style:text-properties style:font-name="sans-serif" fo:font-size="10.5pt" officeooo:paragraph-rsid="00155ea9"/>
    </style:style>
    <style:style style:name="P10" style:family="paragraph" style:parent-style-name="Standard">
      <style:text-properties officeooo:paragraph-rsid="0016f04e"/>
    </style:style>
    <style:style style:name="P11" style:family="paragraph" style:parent-style-name="Standard">
      <style:text-properties officeooo:rsid="00179ced" officeooo:paragraph-rsid="00179ced"/>
    </style:style>
    <style:style style:name="P12" style:family="paragraph" style:parent-style-name="Standard">
      <style:text-properties officeooo:paragraph-rsid="00179ced"/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1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79ced" officeooo:paragraph-rsid="00179ced" fo:background-color="#fffff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179ced"/>
    </style:style>
    <style:style style:name="T1" style:family="text">
      <style:text-properties officeooo:rsid="000e8e57"/>
    </style:style>
    <style:style style:name="T2" style:family="text">
      <style:text-properties officeooo:rsid="000ec9ec"/>
    </style:style>
    <style:style style:name="T3" style:family="text">
      <style:text-properties style:text-position="super 58%"/>
    </style:style>
    <style:style style:name="T4" style:family="text">
      <style:text-properties officeooo:rsid="000f056a"/>
    </style:style>
    <style:style style:name="T5" style:family="text">
      <style:text-properties officeooo:rsid="001c6c4f"/>
    </style:style>
    <style:style style:name="T6" style:family="text">
      <style:text-properties officeooo:rsid="0013945f"/>
    </style:style>
    <style:style style:name="T7" style:family="text">
      <style:text-properties officeooo:rsid="0013ec18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officeooo:rsid="00155ea9"/>
    </style:style>
    <style:style style:name="T10" style:family="text">
      <style:text-properties style:font-name="sans-serif" fo:font-size="10.5pt" officeooo:rsid="0015965e"/>
    </style:style>
    <style:style style:name="T11" style:family="text">
      <style:text-properties officeooo:rsid="00155ea9"/>
    </style:style>
    <style:style style:name="T12" style:family="text">
      <style:text-properties officeooo:rsid="00179ced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Droid Sans Mono" fo:font-size="10.5pt" fo:font-weight="normal" fo:background-color="#fffffe" loext:char-shading-value="0"/>
    </style:style>
    <style:style style:name="T15" style:family="text">
      <style:text-properties fo:color="#000000" loext:opacity="100%" style:font-name="Droid Sans Mono" fo:font-size="10.5pt" fo:font-weight="normal" fo:background-color="#fffffe" loext:char-shading-value="0"/>
    </style:style>
    <style:style style:name="T16" style:family="text">
      <style:text-properties fo:color="#000000" loext:opacity="100%" style:font-name="Droid Sans Mono" fo:font-size="10.5pt" fo:font-weight="normal" officeooo:rsid="00179ced" fo:background-color="#fffffe" loext:char-shading-value="0"/>
    </style:style>
    <style:style style:name="T17" style:family="text">
      <style:text-properties fo:color="#09885a" loext:opacity="100%"/>
    </style:style>
    <style:style style:name="T18" style:family="text">
      <style:text-properties fo:color="#008000" loext:opacity="100%"/>
    </style:style>
    <style:style style:name="T19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)3</text:p>
      <text:p text:style-name="P1">1.2)4</text:p>
      <text:p text:style-name="P1">1.3)6</text:p>
      <text:p text:style-name="P1">2.1)<text:span text:style-name="T1">O(1)</text:span></text:p>
      <text:p text:style-name="P1">2.2)<text:span text:style-name="T1">O(1)</text:span></text:p>
      <text:p text:style-name="P2">2.3)O(1)</text:p>
      <text:p text:style-name="P2">2.4)<text:span text:style-name="T2">O(n²)</text:span></text:p>
      <text:p text:style-name="P2">2.5)<text:span text:style-name="T2">O(n)</text:span></text:p>
      <text:p text:style-name="P3">3<text:span text:style-name="T3">.</text:span>.a) lo que hace la función es calcular la mayor cantidad de <text:span text:style-name="T4">repeticiones</text:span></text:p>
      <text:p text:style-name="P3">3.b)O(n²)</text:p>
      <text:p text:style-name="P3">3.c) <text:s text:c="4"/>#include &lt;iostream&gt;</text:p>
      <text:p text:style-name="P3"><text:s text:c="4"/>#include &lt;vector&gt;</text:p>
      <text:p text:style-name="P3"><text:s text:c="4"/>using namespace std;</text:p>
      <text:p text:style-name="P3"><text:s text:c="4"/>int maxRep(vector&lt;int&gt; &amp;v){</text:p>
      <text:p text:style-name="P3"><text:s text:c="8"/>int maxMeseta = 0; </text:p>
      <text:p text:style-name="P3"><text:s text:c="8"/>int meseta=0;</text:p>
      <text:p text:style-name="P3"><text:s text:c="8"/>int j=1;</text:p>
      <text:p text:style-name="P3"><text:s text:c="8"/>int i=0;</text:p>
      <text:p text:style-name="P3"><text:s text:c="8"/>while(i&lt;v.size()&amp;&amp; j&lt;v.size()){</text:p>
      <text:p text:style-name="P3"><text:s text:c="12"/>if(v[i]==v[j]){</text:p>
      <text:p text:style-name="P3"><text:s text:c="16"/></text:p>
      <text:p text:style-name="P3"><text:s text:c="16"/>j++;</text:p>
      <text:p text:style-name="P3"><text:s text:c="16"/>meseta=j-i;</text:p>
      <text:p text:style-name="P3"><text:s text:c="12"/>}</text:p>
      <text:p text:style-name="P3"><text:s text:c="16"/>else{</text:p>
      <text:p text:style-name="P3"><text:s text:c="20"/></text:p>
      <text:p text:style-name="P3"><text:s text:c="20"/>i=j;</text:p>
      <text:p text:style-name="P3"><text:s text:c="20"/>j=i+1;</text:p>
      <text:p text:style-name="P3"><text:s text:c="16"/>}</text:p>
      <text:p text:style-name="P3"><text:s text:c="16"/>if(meseta&gt;=maxMeseta){</text:p>
      <text:p text:style-name="P3"><text:s text:c="20"/>maxMeseta=meseta;</text:p>
      <text:p text:style-name="P3"><text:s text:c="16"/>}</text:p>
      <text:p text:style-name="P3"><text:s text:c="16"/></text:p>
      <text:p text:style-name="P3"><text:s text:c="8"/>}</text:p>
      <text:p text:style-name="P3"><text:s text:c="8"/>return maxMeseta;</text:p>
      <text:p text:style-name="P3"><text:s text:c="4"/>}</text:p>
      <text:p text:style-name="P3"><text:s text:c="7"/>int main(){</text:p>
      <text:p text:style-name="P3"><text:s text:c="12"/>vector&lt;int&gt; v={2,3,3,3,7,2,2,2};;</text:p>
      <text:p text:style-name="P3"><text:s text:c="12"/>int max=maxRep(v);</text:p>
      <text:p text:style-name="P3"><text:s text:c="12"/>cout&lt;&lt;max&lt;&lt;endl;</text:p>
      <text:p text:style-name="P3"><text:s text:c="12"/></text:p>
      <text:p text:style-name="P3"><text:s text:c="8"/>}</text:p>
      <text:p text:style-name="P4">4)<text:span text:style-name="T5">3+100*(4+6n) = 3+400+600n = 403+600n 0(n)</text:span></text:p>
      <text:p text:style-name="P6"><text:span text:style-name="T6">5) <text:tab/><text:tab/></text:span><text:span text:style-name="T11">i</text:span><text:span text:style-name="T8">nt sumarPotenciaHasta (int n) {</text:span></text:p>
      <text:p text:style-name="P6"><text:span text:style-name="T8"><text:s/><text:tab/>int res = 0; <text:tab/></text:span><text:span text:style-name="T10">0(1)</text:span></text:p>
      <text:p text:style-name="P7"><text:span text:style-name="T8"><text:tab/>int i = 1; while<text:tab/> </text:span><text:span text:style-name="T10">0(1)</text:span></text:p>
      <text:p text:style-name="P7"><text:span text:style-name="T8"><text:tab/> ( i &lt; n ) { <text:tab/></text:span><text:span text:style-name="T10">0(1)</text:span></text:p>
      <text:p text:style-name="P7"><text:span text:style-name="T8"><text:tab/>res = res + i <text:s/><text:tab/></text:span><text:span text:style-name="T10">0(1)</text:span></text:p>
      <text:p text:style-name="P7"><text:span text:style-name="T8"><text:tab/>; i = i * 2; <text:tab/></text:span><text:span text:style-name="T10">0(1)</text:span></text:p>
      <text:p text:style-name="P9">}</text:p>
      <text:p text:style-name="P7"><text:span text:style-name="T8"><text:tab/>return res; <text:tab/></text:span><text:span text:style-name="T10">0(1)</text:span></text:p>
      <text:p text:style-name="P9">}</text:p>
      <text:p text:style-name="P6"><text:span text:style-name="T9">Respuesta=</text:span><text:span text:style-name="T7">0(n)</text:span></text:p>
      <text:p text:style-name="P8"><text:soft-page-break/><text:span text:style-name="T7">6)</text:span>int mesetaMasLarga(vector&lt;int&gt; &amp;v){<text:line-break/>int i = 0;<text:line-break/> int maxMeseta = 0;<text:line-break/> int meseta=1;<text:line-break/>while(i &lt; v.size()){<text:line-break/>if(v[i]%2!=0){<text:line-break/>meseta++;</text:p>
      <text:p text:style-name="P8">}<text:line-break/>else{ </text:p>
      <text:p text:style-name="P8"><text:s/>if(meseta &gt; maxMeseta){<text:line-break/>maxMeseta=meseta;<text:line-break/>}<text:line-break/> meseta=1;<text:line-break/> }<text:line-break/> i++;<text:line-break/> }<text:line-break/> return maxMeseta;</text:p>
      <text:p text:style-name="P11"/>
      <text:p text:style-name="P12"><text:span text:style-name="T12">7)</text:span><text:span text:style-name="T14">import</text:span><text:span text:style-name="T15"> java.util.ArrayList;</text:span></text:p>
      <text:p text:style-name="P13"><text:span text:style-name="T13">public</text:span> <text:span text:style-name="T13">class</text:span> _7 {</text:p>
      <text:p text:style-name="P13"><text:span text:style-name="T13">public</text:span> _7() {</text:p>
      <text:p text:style-name="P13">}</text:p>
      <text:p text:style-name="P15"/>
      <text:p text:style-name="P13"><text:span text:style-name="T13">public</text:span> <text:span text:style-name="T13">static</text:span> ArrayList&lt;Boolean&gt; filaNoRepetida (ArrayList&lt;ArrayList&lt;Boolean&gt;&gt; matriz){</text:p>
      <text:p text:style-name="P13"><text:span text:style-name="T13">for</text:span> (<text:span text:style-name="T13">int</text:span> i = <text:span text:style-name="T17">0</text:span>;i &lt; matriz.get(<text:span text:style-name="T17">0</text:span>).size();i++){</text:p>
      <text:p text:style-name="P13"><text:span text:style-name="T13">int</text:span> cant0 = <text:span text:style-name="T17">0</text:span>;<text:span text:style-name="T18">// O(1)</text:span></text:p>
      <text:p text:style-name="P13"><text:span text:style-name="T13">for</text:span> (<text:span text:style-name="T13">int</text:span> j = <text:span text:style-name="T17">0</text:span>;j &lt; matriz.size();j++){</text:p>
      <text:p text:style-name="P13"><text:span text:style-name="T13">if</text:span> (!(matriz.get(j).get(i))) cant0++;<text:span text:style-name="T18">// O(1)</text:span></text:p>
      <text:p text:style-name="P13">}<text:span text:style-name="T18">// O(n)</text:span></text:p>
      <text:p text:style-name="P13"><text:span text:style-name="T13">if</text:span> (cant0 % <text:span text:style-name="T17">2</text:span> == <text:span text:style-name="T17">0</text:span>) matriz.get(<text:span text:style-name="T17">0</text:span>).set(i, <text:span text:style-name="T13">true</text:span>);<text:span text:style-name="T18">// O(1)</text:span></text:p>
      <text:p text:style-name="P13"><text:span text:style-name="T13">else</text:span> matriz.get(<text:span text:style-name="T17">0</text:span>).set(i, <text:span text:style-name="T13">false</text:span>);<text:span text:style-name="T18">// O(1)</text:span></text:p>
      <text:p text:style-name="P13">}<text:span text:style-name="T18">// O(m)</text:span></text:p>
      <text:p text:style-name="P13"><text:span text:style-name="T13">return</text:span> matriz.get(<text:span text:style-name="T17">0</text:span>);<text:span text:style-name="T18">// O(1)</text:span></text:p>
      <text:p text:style-name="P13">}<text:span text:style-name="T18">// O(n*m)</text:span></text:p>
      <text:p text:style-name="P13">}</text:p>
      <text:p text:style-name="P13"/>
      <text:p text:style-name="P16"><text:span text:style-name="T16">8)</text:span><text:span text:style-name="T14">import</text:span><text:span text:style-name="T15"> java.util.ArrayList;</text:span></text:p>
      <text:p text:style-name="P13"><text:span text:style-name="T13">public</text:span> <text:span text:style-name="T13">class</text:span> _8 {</text:p>
      <text:p text:style-name="P13"><text:span text:style-name="T13">public</text:span> _8() {</text:p>
      <text:p text:style-name="P13">}</text:p>
      <text:p text:style-name="P15"/>
      <text:p text:style-name="P13"><text:span text:style-name="T13">public</text:span> ArrayList&lt;Integer&gt; concatenarVectores (ArrayList&lt;Integer&gt; v1, ArrayList&lt;Integer&gt; v2){</text:p>
      <text:p text:style-name="P13">ArrayList&lt;Integer&gt; vector = <text:span text:style-name="T13">new</text:span> ArrayList&lt;Integer&gt;();</text:p>
      <text:p text:style-name="P13"><text:span text:style-name="T13">int</text:span> i = <text:span text:style-name="T17">0</text:span>, j = <text:span text:style-name="T17">0</text:span>;</text:p>
      <text:p text:style-name="P13"><text:span text:style-name="T13">while</text:span> (i &lt; v1.size() || j &lt; v2.size()){</text:p>
      <text:p text:style-name="P13"><text:span text:style-name="T13">if</text:span> (j == v2.size() || i != v1.size() &amp;&amp; v1.get(i) &lt; v2.get(j)){</text:p>
      <text:p text:style-name="P13">vector.add(v1.get(i));</text:p>
      <text:p text:style-name="P13">i++;</text:p>
      <text:p text:style-name="P13">}</text:p>
      <text:p text:style-name="P13"><text:span text:style-name="T13">else</text:span> <text:span text:style-name="T13">if</text:span> (i == v1.size() || j != v2.size() &amp;&amp; v1.get(i) &gt; v2.get(j)){</text:p>
      <text:p text:style-name="P13"><text:soft-page-break/>vector.add(v2.get(j));</text:p>
      <text:p text:style-name="P13">j++;</text:p>
      <text:p text:style-name="P13">}</text:p>
      <text:p text:style-name="P13">}</text:p>
      <text:p text:style-name="P13"><text:span text:style-name="T13">return</text:span> vector;</text:p>
      <text:p text:style-name="P13">}</text:p>
      <text:p text:style-name="P13"><text:span text:style-name="T13">public</text:span> <text:span text:style-name="T13">static</text:span> <text:span text:style-name="T13">void</text:span> main(String[] args) {</text:p>
      <text:p text:style-name="P13">ArrayList&lt;Integer&gt; arreglo = <text:span text:style-name="T13">new</text:span> ArrayList&lt;Integer&gt;();</text:p>
      <text:p text:style-name="P13"><text:span text:style-name="T13">for</text:span> (<text:span text:style-name="T13">int</text:span> i = <text:span text:style-name="T17">0</text:span>;i &lt; <text:span text:style-name="T17">10</text:span>;i++){</text:p>
      <text:p text:style-name="P13">arreglo.add(i);</text:p>
      <text:p text:style-name="P13">}</text:p>
      <text:p text:style-name="P13">arreglo.add(<text:span text:style-name="T17">1</text:span>, <text:span text:style-name="T17">100</text:span>);</text:p>
      <text:p text:style-name="P13"><text:span text:style-name="T13">for</text:span> (Integer num : arreglo){</text:p>
      <text:p text:style-name="P13">System.out.print(num + <text:span text:style-name="T19">" - "</text:span>);</text:p>
      <text:p text:style-name="P13">}</text:p>
      <text:p text:style-name="P13">}</text:p>
      <text:p text:style-name="P13">}</text:p>
      <text:p text:style-name="P13"/>
      <text:p text:style-name="P16"><text:span text:style-name="T16">9)</text:span><text:span text:style-name="T14">import</text:span><text:span text:style-name="T15"> java.util.ArrayList;</text:span></text:p>
      <text:p text:style-name="P15"/>
      <text:p text:style-name="P13"><text:span text:style-name="T13">public</text:span> <text:span text:style-name="T13">class</text:span> _9 {</text:p>
      <text:p text:style-name="P13"><text:span text:style-name="T13">public</text:span> _9() {</text:p>
      <text:p text:style-name="P13">}</text:p>
      <text:p text:style-name="P15"/>
      <text:p text:style-name="P13"><text:span text:style-name="T13">public</text:span> ArrayList&lt;Integer&gt; elementoComun (ArrayList&lt;Integer&gt; v1, ArrayList&lt;Integer&gt; v2, ArrayList&lt;Integer&gt; v3){</text:p>
      <text:p text:style-name="P13">ArrayList&lt;Integer&gt; vector = <text:span text:style-name="T13">new</text:span> ArrayList&lt;Integer&gt;();</text:p>
      <text:p text:style-name="P13"><text:span text:style-name="T13">int</text:span> i = <text:span text:style-name="T17">0</text:span>, j = <text:span text:style-name="T17">0</text:span>, k = <text:span text:style-name="T17">0</text:span>;</text:p>
      <text:p text:style-name="P13"><text:span text:style-name="T13">while</text:span> (i &lt; v1.size() || j &lt; v2.size() || k &lt; v3.size()){</text:p>
      <text:p text:style-name="P13"><text:span text:style-name="T13">if</text:span> (v1.get(i) == v2.get(j) &amp;&amp; v1.get(i) == v3.get(k)){</text:p>
      <text:p text:style-name="P13">vector.add(i);</text:p>
      <text:p text:style-name="P13">vector.add(j);</text:p>
      <text:p text:style-name="P13">vector.add(k);</text:p>
      <text:p text:style-name="P13">}</text:p>
      <text:p text:style-name="P13"><text:span text:style-name="T13">if</text:span> ((i == v1.size() &amp;&amp; j == v2.size()) || (i == v1.size() &amp;&amp; v3.get(k) &lt; v2.get(j)) || (j == v2.size() &amp;&amp; v3.get(k) &lt; v1.get(i)) || (i == v1.size() &amp;&amp; j == v2.size() &amp;&amp; v3.get(k) &lt; v2.get(j) &amp;&amp; v3.get(k) &lt; v1.get(i))){</text:p>
      <text:p text:style-name="P13">k++;</text:p>
      <text:p text:style-name="P13">}</text:p>
      <text:p text:style-name="P13"><text:span text:style-name="T13">else</text:span> <text:span text:style-name="T13">if</text:span> ((i == v1.size() &amp;&amp; k == v3.size()) || (i == v1.size() &amp;&amp; v2.get(j) &lt; v3.get(k)) || (k == v3.size() &amp;&amp; v2.get(j) &lt; v1.get(i)) || (i == v1.size() &amp;&amp; k == v3.size() &amp;&amp; v2.get(j) &lt; v3.get(k) &amp;&amp; v2.get(j) &lt; v1.get(i))){</text:p>
      <text:p text:style-name="P13">j++;</text:p>
      <text:p text:style-name="P13">}</text:p>
      <text:p text:style-name="P13"><text:span text:style-name="T13">else</text:span> <text:span text:style-name="T13">if</text:span> ((k == v3.size() &amp;&amp; j == v2.size()) || (k == v3.size() &amp;&amp; v1.get(i) &lt; v2.get(j)) || (j == v2.size() &amp;&amp; v1.get(i) &lt; v3.get(k)) || (k == v3.size() &amp;&amp; j == v2.size() &amp;&amp; v1.get(i) &lt; v2.get(j) &amp;&amp; v1.get(i) &lt; v3.get(k))){</text:p>
      <text:p text:style-name="P13">i++;</text:p>
      <text:p text:style-name="P13">}</text:p>
      <text:p text:style-name="P13">}</text:p>
      <text:p text:style-name="P13"><text:span text:style-name="T13">return</text:span> vector;</text:p>
      <text:p text:style-name="P13"><text:soft-page-break/>}</text:p>
      <text:p text:style-name="P13">}</text:p>
      <text:p text:style-name="P13"/>
      <text:p text:style-name="P16"><text:span text:style-name="T16">10)</text:span><text:span text:style-name="T14">import</text:span><text:span text:style-name="T15"> java.util.ArrayList;</text:span></text:p>
      <text:p text:style-name="P15"/>
      <text:p text:style-name="P13"><text:span text:style-name="T13">public</text:span> <text:span text:style-name="T13">class</text:span> _10 {</text:p>
      <text:p text:style-name="P13"><text:span text:style-name="T13">public</text:span> _10() {</text:p>
      <text:p text:style-name="P13">}</text:p>
      <text:p text:style-name="P15"/>
      <text:p text:style-name="P13"><text:span text:style-name="T13">public</text:span> ArrayList&lt;Integer&gt; ordenar (ArrayList&lt;Integer&gt; vector){</text:p>
      <text:p text:style-name="P13"><text:span text:style-name="T13">int</text:span> cant1 = <text:span text:style-name="T17">0</text:span>;</text:p>
      <text:p text:style-name="P13"><text:span text:style-name="T13">int</text:span> cant2 = <text:span text:style-name="T17">0</text:span>;</text:p>
      <text:p text:style-name="P13"><text:span text:style-name="T13">int</text:span> cant3 = <text:span text:style-name="T17">0</text:span>;</text:p>
      <text:p text:style-name="P13">ArrayList&lt;Integer&gt; v = <text:span text:style-name="T13">new</text:span> ArrayList&lt;Integer&gt;();</text:p>
      <text:p text:style-name="P13"><text:span text:style-name="T13">for</text:span> (Integer num : vector){</text:p>
      <text:p text:style-name="P13"><text:span text:style-name="T13">switch</text:span> (num){</text:p>
      <text:p text:style-name="P13"><text:span text:style-name="T13">case</text:span> <text:span text:style-name="T17">1</text:span>:</text:p>
      <text:p text:style-name="P13">cant1++;</text:p>
      <text:p text:style-name="P13"><text:span text:style-name="T13">break</text:span>;</text:p>
      <text:p text:style-name="P13"><text:span text:style-name="T13">case</text:span> <text:span text:style-name="T17">2</text:span>:</text:p>
      <text:p text:style-name="P13">cant2++;</text:p>
      <text:p text:style-name="P13"><text:span text:style-name="T13">break</text:span>;</text:p>
      <text:p text:style-name="P13"><text:span text:style-name="T13">case</text:span> <text:span text:style-name="T17">3</text:span>:</text:p>
      <text:p text:style-name="P13">cant3++;</text:p>
      <text:p text:style-name="P13"><text:span text:style-name="T13">break</text:span>;</text:p>
      <text:p text:style-name="P13">}</text:p>
      <text:p text:style-name="P13">}</text:p>
      <text:p text:style-name="P13"><text:span text:style-name="T13">for</text:span> (<text:span text:style-name="T13">int</text:span> i = <text:span text:style-name="T17">0</text:span>;i &lt; cant1;i++){</text:p>
      <text:p text:style-name="P13">v.add(<text:span text:style-name="T17">1</text:span>);</text:p>
      <text:p text:style-name="P13">}</text:p>
      <text:p text:style-name="P13"><text:span text:style-name="T13">for</text:span> (<text:span text:style-name="T13">int</text:span> i = <text:span text:style-name="T17">0</text:span>;i &lt; cant2;i++){</text:p>
      <text:p text:style-name="P13">v.add(<text:span text:style-name="T17">2</text:span>);</text:p>
      <text:p text:style-name="P13">}</text:p>
      <text:p text:style-name="P13"><text:span text:style-name="T13">for</text:span> (<text:span text:style-name="T13">int</text:span> i = <text:span text:style-name="T17">0</text:span>;i &lt; cant3;i++){</text:p>
      <text:p text:style-name="P13">v.add(<text:span text:style-name="T17">3</text:span>);</text:p>
      <text:p text:style-name="P13">}</text:p>
      <text:p text:style-name="P13"><text:span text:style-name="T13">return</text:span> v;</text:p>
      <text:p text:style-name="P13">}</text:p>
      <text:p text:style-name="P13">}</text:p>
      <text:p text:style-name="P13"/>
      <text:p text:style-name="P14"/>
      <text:p text:style-name="P14"/>
      <text:p text:style-name="P11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26:10.129157429</meta:creation-date>
    <dc:date>2023-05-29T08:04:11.643035715</dc:date>
    <meta:editing-duration>PT1H16M33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4" meta:paragraph-count="162" meta:word-count="596" meta:character-count="3972" meta:non-whitespace-character-count="3140"/>
  </office:meta>
</office:document-meta>
</file>